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8ad0d" officeooo:paragraph-rsid="000a004a"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80b9d" officeooo:paragraph-rsid="000a004a" style:font-size-asian="8.75pt" style:font-weight-asian="normal" style:font-size-complex="10pt" style:font-weight-complex="normal"/>
    </style:style>
    <style:style style:name="P3" style:family="paragraph" style:parent-style-name="Standard">
      <style:text-properties fo:color="#000000" style:font-name="Purisa" fo:font-size="24pt" style:text-underline-style="none" fo:font-weight="normal" officeooo:rsid="00280b9d" officeooo:paragraph-rsid="000a004a" style:font-size-asian="21pt" style:font-weight-asian="normal" style:font-size-complex="24pt" style:font-weight-complex="normal"/>
    </style:style>
    <style:style style:name="P4" style:family="paragraph" style:parent-style-name="Standard">
      <style:text-properties fo:color="#000000" fo:font-size="10pt" style:text-underline-style="none" fo:font-weight="bold" officeooo:rsid="0028ad0d" officeooo:paragraph-rsid="000a004a" style:font-size-asian="8.75pt" style:font-weight-asian="bold" style:font-size-complex="10pt" style:font-weight-complex="bold"/>
    </style:style>
    <style:style style:name="P5" style:family="paragraph" style:parent-style-name="Standard">
      <style:text-properties fo:color="#ff3333" style:font-name="Purisa" fo:font-size="10pt" style:text-underline-style="solid" style:text-underline-width="auto" style:text-underline-color="font-color" fo:font-weight="normal" officeooo:rsid="0028ad0d" officeooo:paragraph-rsid="000a004a" style:font-size-asian="8.75pt" style:font-weight-asian="normal" style:font-size-complex="10pt" style:font-weight-complex="normal"/>
    </style:style>
    <style:style style:name="T1" style:family="text">
      <style:text-properties style:font-name="Purisa"/>
    </style:style>
    <style:style style:name="T2" style:family="text">
      <style:text-properties style:font-name="Purisa"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style:font-weight-asian="normal" style:font-weight-complex="normal"/>
    </style:style>
    <style:style style:name="T4" style:family="text">
      <style:text-properties fo:color="#ff3333" style:font-name="Purisa"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erator Mar'gok</text:p>
      <text:p text:style-name="P2"/>
      <text:p text:style-name="P2">Imperator Margok has a few mechanics but likes to tweak them throughout your fight.</text:p>
      <text:p text:style-name="P1">So the main deal in this encounter is that the boss has 5 main mechanics. Those mechanics will then be altered by 3 runes the boss charges that will so different things. There are also a few intermission phases while the boss is charging the 2nd and 3rd runes. So there is phase 1 where the 5 mechanics are unaltered, then phase 2, an intermission, phase 3, an intermission, and finally a phase 4.</text:p>
      <text:p text:style-name="P4"><text:span text:style-name="T2">Before diving into the 5 mechanics, there is a tank swap mechanic here that is actually the reverse of many things we've seen before on tank swaps. So usually there is some debuff the tank gets that forces a swap. What the mechanic is here is that the boss will gain an attack speed increase for each time it hits the same target. So instead of debuffing you, he buffs himself as long as you keep the same tank on him. Besides not letting this buff stack too high, its probably best to swap off during the </text:span><text:span text:style-name="T3">MARK OF CHAOS</text:span><text:span text:style-name="T2"> tank mechanic that we'll get to later.</text:span></text:p>
      <text:p text:style-name="P1"/>
      <text:p text:style-name="P4"><text:span text:style-name="T2">The first one is called </text:span><text:span text:style-name="T3">ARCANE WRATH</text:span><text:span text:style-name="T2">. This is a fun one. The boss will put this brand on a random raid member and after 4 seconds, it will explode on them for about 65k arcane damage. It will also jump to the nearest ally within 200 yards. For each time it jumps, it will do 25% more damage but its range of jumping will decrease by 50%. So its range will start out at 200 yards, then go down to 100 yards, then 50, 25, etc. By the time it gets to 25 yards, its doing about 125k damage. What you really want to happen is for there not to be anyone close enough for it to jump to so that the mechanic stops. Its tricky, but usually you try to bounce it between a few ranged and then have one of them escape away at some point. </text:span></text:p>
      <text:p text:style-name="P4"><text:span text:style-name="T2">Next up is </text:span><text:span text:style-name="T3">DESTRUCTIVE RESONANCE</text:span><text:span text:style-name="T2">. This is simply a void zone mine type thing that will persist on the ground for 1 minute. If someone steps in it, the entire raid takes 84k arcane damage and the one who stepped in it gets stunned and debuffed to take more arcane damage. The obvious thing here is to not set off the mine. Thats really all there is to it. </text:span></text:p>
      <text:p text:style-name="P4"><text:span text:style-name="T2">Now the boss will summon an </text:span><text:span text:style-name="T3">ARCANE ABERRATION</text:span><text:span text:style-name="T2">. This add will pulse for raid wide damage. It of course needs to be a priority for your dps but there really isn't much special to it. Healers just need to be aware the raid will take some steady damage here. Moving on, </text:span><text:span text:style-name="T3">MARK OF CHAOS</text:span><text:span text:style-name="T2"> is a fun one for tanks. He'll put it on the active tank and that tank will explode for 250k arcane damage to all raid members within 35 yards of the tank after 8 seconds. Basically, the tank that gets this needs to jet away from the raid as soon as possible. </text:span><text:span text:style-name="T1">Get moving!</text:span><text:span text:style-name="T2"> </text:span></text:p>
      <text:p text:style-name="P1"/>
      <text:p text:style-name="P4"><text:soft-page-break/><text:span text:style-name="T2">Last of the 5 main mechanics is </text:span><text:span text:style-name="T3">FORCE NOVA</text:span><text:span text:style-name="T2">. This is a nova of energy that hits people for about 36k per half second that you are in the edge of the nova. Best to just run into it as soon as possible. Although it is fun to disengage or blink through it and take less damage. So again, those are the phase 1 mechanics and you will likely only see them one if that as the boss transitions to phase 2 at 90%. </text:span></text:p>
      <text:p text:style-name="P1"/>
      <text:p text:style-name="P1">Here he starts to charge the rune of displacement. This affects all the mechanics making them do something with movement. So Arcane Wrath now will tether the person affected to an area within 10 yards of when they got afflicted by Arcane Wrath. The area they are tethered to is indicated by this little zone. Destructive Resonance will now grow to twice its size over the course of the next 30 seconds. This just means you need to stay even further away from these void zones. </text:p>
      <text:p text:style-name="P1">The Arcane Aberration will now knock all players back when they die. This doesn't sound so bad, but remember to not get knocked into Destructive Resonance. Mark of Chaos will make the tank teleport to a random location after it expires. Really annoying of course. And lastly, Force Nova will now actively push players away as it goes out which means you might spend more time in the actual nova than you may want to.</text:p>
      <text:p text:style-name="P1"/>
      <text:p text:style-name="P1">Its a lot to remember but the mechanics are basically the same. Just as they get tweaked, so you have to tweak a little bit to adjust to them. So like you'll probably want to do a stampeding roar to get through the Force Nova pushing everyone back. Or like when dealing with Arcane Wrath, you'll want the raid to move away from the people handling it as opposed to the ranged people running away from the raid. Just things like that. </text:p>
      <text:p text:style-name="P1"/>
      <text:p text:style-name="P4"><text:span text:style-name="T2">So after the boss reaches 60% health, he'll go over and awaken the </text:span><text:span text:style-name="T3">RUNE OF FORTIFICATION.</text:span><text:span text:style-name="T2"> He'll be doing this for 1 full minute and during that time, two </text:span><text:span text:style-name="T4">Gorian Warmages</text:span><text:span text:style-name="T2"> come out. In addition Volatile Anomalies come out of the rune every 12 seconds. The anomalies can and should be tanked. They basically explode for a little bit of aoe damage when they die. The warmages are trickier. They will fixate on random players for 15 seconds at a time. And if they are close to each other, they will get massively buffed. Basically it looks like you just try to keep them separated and burn them down while staying spread out for their Slow and Nether Blasts that splash arcane damage. </text:span></text:p>
      <text:p text:style-name="P1">Rune of Fortification basically buffs each of the main mechanics in some manner to make them stronger. So Arcane Wrath will only lose 25% of its range each time it jumps. Destructive Resonance will persist for 2 minutes instead of just 1. Aberrations have more health and are immune to CC. Mark of Chaos roots the tank affected which means the raid needs to run away from the tank although it was unclear if dispelling the root was possible. And lastly, Force Nova will happen 3 times in a row. </text:p>
      <text:p text:style-name="P1"><text:soft-page-break/>The 2nd intermission at 30% health will have the same adds but also adds a Gorian Reaver. The reaver needs to be tanked and pointed away from the raid. He does a big shockwave and he also drops threat periodically so the tanks needs to be quick to regain it and point this guy away from the raid. </text:p>
      <text:p text:style-name="P1"/>
      <text:p text:style-name="P4"><text:span text:style-name="T2">Lastly, phase 4 is the </text:span><text:span text:style-name="T3">RUNE OF REPLICATION</text:span><text:span text:style-name="T2">. As you might have guessed by now, this changes the main mechanics to do something replication-like. </text:span><text:span text:style-name="T4">Arcane Wrath</text:span><text:span text:style-name="T2"> will brand another player when it jumps thus splitting the mechanic over and over. Spread the heck out! </text:span><text:span text:style-name="T4">Destructive Resonance </text:span><text:span text:style-name="T2">will dump two more resonance fields on the ground. Ok, more stuff to not stand in. </text:span><text:span text:style-name="T4">Arcane Aberrations</text:span><text:span text:style-name="T2"> split into </text:span><text:span text:style-name="T3">7 ARCANE REMNANTS</text:span><text:span text:style-name="T2"> when they are killed. </text:span><text:span text:style-name="T4">Mark of Chaos</text:span><text:span text:style-name="T2"> will summon 8 orbs of chaos that willTanks, swap off as the boss gets damage buff stacks and get away from the raid with Mark of Chaos in whatever way you can per phase. Heals, be ready for Arcane Aberrations and keep an eye on people with Arcane Wrath. Dps, handle Arcane Wrath if you are ranged and switch to aberrations quickly fly out from the tank and will hit you for big damage if you get hit by one. Lastly, </text:span><text:span text:style-name="T4">Force Nova</text:span><text:span text:style-name="T2"> will replicate the damage it does to any nearby allies of your within 5 yards. So be spread out as you go through this one basically.</text:span></text:p>
      <text:p text:style-name="P1"/>
      <text:p text:style-name="P1">So again, this is a long guide and some of it speculation but hopefully you get the idea of this fight. Same mechanics, but tweaked per phase plus some intermission adds. </text:p>
      <text:p text:style-name="P1"/>
      <text:p text:style-name="P5">REMEMBER:</text:p>
      <text:p text:style-name="P1">Tanks, swap off as the boss gets damage buff stacks and get away from the raid with Mark of Chaos in whatever way you can per phase. Heals, be ready for Arcane Aberrations and keep an eye on people with Arcane Wrath. Dps, handle Arcane Wrath if you are ranged and switch to aberrations quick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5:05.009942388</meta:creation-date>
    <dc:date>2014-11-07T16:05:21.237197503</dc:date>
    <dc:creator>ilaria </dc:creator>
    <meta:editing-duration>P0D</meta:editing-duration>
    <meta:editing-cycles>1</meta:editing-cycles>
    <meta:document-statistic meta:table-count="0" meta:image-count="0" meta:object-count="0" meta:page-count="3" meta:paragraph-count="18" meta:word-count="1393" meta:character-count="7375" meta:non-whitespace-character-count="5990"/>
    <meta:generator>LibreOffice/4.1.3.2$Linux_X86_64 LibreOffice_project/410m0$Build-2</meta:generator>
  </office:meta>
</office:document-meta>
</file>